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4-01-10" calcext:value-type="date">
            <text:p>10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4-01-11" calcext:value-type="date">
            <text:p>1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4-01-12" calcext:value-type="date">
            <text:p>12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>
          <table:table-cell table:style-name="ce2" office:value-type="date" office:date-value="2024-01-15" calcext:value-type="date">
            <text:p>15.01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крутил шаблон поглубже, добавил InfoPage — это информационная страничка пользователя, переработал главную на новую сущность — InfoPage</text:p>
          </table:table-cell>
        </table:table-row>
        <table:table-row table:style-name="ro1">
          <table:table-cell table:style-name="ce2" office:value-type="date" office:date-value="2024-01-17" calcext:value-type="date">
            <text:p>17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admin-panel, timetable, начал натягивать на регистрацию, чутка подрефакторил top-menu</text:p>
          </table:table-cell>
        </table:table-row>
        <table:table-row table:style-name="ro1">
          <table:table-cell table:style-name="ce2" office:value-type="date" office:date-value="2024-01-31" calcext:value-type="date">
            <text:p>3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login register, добавил „выйти“ на top-menu но без стилизации</text:p>
          </table:table-cell>
        </table:table-row>
        <table:table-row table:style-name="ro1">
          <table:table-cell table:style-name="ce2" office:value-type="date" office:date-value="2024-02-01" calcext:value-type="date">
            <text:p>01.02.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изменил базовый хом роут на /info-page/main-page, отделил компонент info-page для админки, начал работу с InfoPageStoreController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order="0.74pt solid #000000"/>
      <style:text-properties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.00.0000</text:date>, <text:time style:data-style-name="N2" text:time-value="17:11:41.4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2-01T17:12:33.844000000</dc:date>
    <meta:editing-duration>P1DT5H51M39S</meta:editing-duration>
    <meta:editing-cycles>19</meta:editing-cycles>
    <meta:generator>LibreOffice/7.6.0.3$Windows_X86_64 LibreOffice_project/69edd8b8ebc41d00b4de3915dc82f8f0fc3b6265</meta:generator>
    <meta:document-statistic meta:table-count="1" meta:cell-count="54" meta:object-count="0"/>
  </office:meta>
</office:document-meta>
</file>